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88f3"/>
    </style:style>
    <style:style style:name="P2" style:family="paragraph" style:parent-style-name="Text_20_body">
      <style:text-properties officeooo:rsid="000a88f3" officeooo:paragraph-rsid="000a88f3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0bb646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b646" officeooo:paragraph-rsid="000bb646" style:text-blinking="false" fo:background-color="transparent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d561a" officeooo:paragraph-rsid="000d561a" style:text-blinking="false" fo:background-color="transparent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b646" officeooo:paragraph-rsid="000bb646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561a" officeooo:paragraph-rsid="000d561a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ff3333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color="#ff3333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officeooo:rsid="000a88f3" officeooo:paragraph-rsid="000a88f3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weight="bold" officeooo:rsid="000a88f3" officeooo:paragraph-rsid="000a88f3" style:font-weight-asian="bold" style:font-weight-complex="bold"/>
    </style:style>
    <style:style style:name="P1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weight="bold" officeooo:rsid="000a88f3" officeooo:paragraph-rsid="000a88f3" style:font-weight-asian="bold" style:font-weight-complex="bold"/>
    </style:style>
    <style:style style:name="P17" style:family="paragraph" style:parent-style-name="Standard">
      <style:text-properties officeooo:rsid="000a88f3" officeooo:paragraph-rsid="000a88f3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b646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08f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ff3333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officeooo:rsid="00095fd9"/>
    </style:style>
    <style:style style:name="T11" style:family="text">
      <style:text-properties officeooo:rsid="000ef3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5">Lista 1 de Exercícios – Programação Funcional</text:span></text:p>
      <text:p text:style-name="P16"><text:span text:style-name="T5"/></text:p>
      <text:p text:style-name="P16"><text:span text:style-name="T5">Aluno: Marcos Paulo Ferreira</text:span></text:p>
      <text:p text:style-name="P3"><text:span text:style-name="T1"/></text:p>
      <text:p text:style-name="P3"><text:span text:style-name="T4">2.D)</text:span></text:p>
      <text:p text:style-name="Text_20_body"/>
      <text:p text:style-name="P3"><text:span text:style-name="T1">Para Beaver seriam feitas n avaliações enquanto para Suzy somente uma avaliação. Um melhor resultado para Beaver seria nem chamar o map, executando somente: </text:span><text:span text:style-name="T4">f . head</text:span></text:p>
      <text:p text:style-name="P3"><text:span text:style-name="T1"/></text:p>
      <text:p text:style-name="P3"><text:span text:style-name="T1">Uma alternativa para: </text:span><text:span text:style-name="T6">first p = head . filter p</text:span></text:p>
      <text:p text:style-name="P3"><text:span text:style-name="T1"/></text:p>
      <text:p text:style-name="P3"><text:span text:style-name="T1">Seria:</text:span></text:p>
      <text:p text:style-name="Text_20_body"/>
      <text:p text:style-name="P6">first :: (a -&gt; Bool) -&gt; [a] -&gt; a</text:p>
      <text:p text:style-name="P9">first p xs | null xs = error "Empty list"</text:p>
      <text:p text:style-name="P3"><text:span text:style-name="T1">| p x = </text:span><text:span text:style-name="T4">x</text:span></text:p>
      <text:p text:style-name="P3"><text:span text:style-name="T1">| otherwise = </text:span><text:span text:style-name="T4">first f p $ tail xs</text:span></text:p>
      <text:p text:style-name="P9">where x = head xs</text:p>
      <text:p text:style-name="Text_20_body"/>
      <text:p text:style-name="P3"><text:span text:style-name="T1">Uma alternativa para: </text:span><text:span text:style-name="T6">first p f = head . filter p . map f</text:span></text:p>
      <text:p text:style-name="Text_20_body"/>
      <text:p text:style-name="P9">Seria:</text:p>
      <text:p text:style-name="Text_20_body"/>
      <text:p text:style-name="P6">first :: (b -&gt; Bool) -&gt; (a -&gt; b) -&gt; [a] -&gt; b</text:p>
      <text:p text:style-name="P9">first p f xs | null xs = error "Empty list"</text:p>
      <text:p text:style-name="P3"><text:span text:style-name="T1">| p x = </text:span><text:span text:style-name="T4">x</text:span></text:p>
      <text:p text:style-name="P3"><text:span text:style-name="T1">| otherwise = </text:span><text:span text:style-name="T4">first p f $ tail xs</text:span></text:p>
      <text:p text:style-name="P9">where x = f (head xs)</text:p>
      <text:p text:style-name="P3"><text:span text:style-name="T4"/></text:p>
      <text:p text:style-name="P3"><text:span text:style-name="T4">2.F)</text:span></text:p>
      <text:p text:style-name="Text_20_body"/>
      <text:p text:style-name="P9">Tomaria n-1 multiplicações, que seria a quantidade de interações até se chegar em um n igual ao caso base.</text:p>
      <text:p text:style-name="Text_20_body"/>
      <text:p text:style-name="P9">Um modo de conseguir menos que n-1 multiplicações seria:</text:p>
      <text:p text:style-name="Text_20_body"/>
      <text:p text:style-name="P6"><text:soft-page-break/>exp<text:span text:style-name="T10">'</text:span> :: Integer -&gt; Integer -&gt; Integer</text:p>
      <text:p text:style-name="P9">exp<text:span text:style-name="T10">'</text:span> x n</text:p>
      <text:p text:style-name="P9">| n == 0 = 1</text:p>
      <text:p text:style-name="P9">| n == 1 = x</text:p>
      <text:p text:style-name="P9">| odd n = x * y * y</text:p>
      <text:p text:style-name="P9">| even n = y * y</text:p>
      <text:p text:style-name="P9">where y = exp<text:span text:style-name="T10">'</text:span> x (n `div` 2)</text:p>
      <text:p text:style-name="Text_20_body"/>
      <text:p text:style-name="P5">2.H)</text:p>
      <text:p text:style-name="P3"><text:span text:style-name="T1"/></text:p>
      <text:p text:style-name="P13"><text:span text:style-name="T8">-- Transforma char para int</text:span></text:p>
      <text:p text:style-name="P5">getDigit :: Char -&gt; Int</text:p>
      <text:p text:style-name="P9">getDigit c = read [c]</text:p>
      <text:p text:style-name="P3"><text:span text:style-name="T9"/></text:p>
      <text:p text:style-name="P3"><text:span text:style-name="T9">-- Recebe string e concatena com checksum</text:span></text:p>
      <text:p text:style-name="P5">addSum :: String -&gt; String</text:p>
      <text:p text:style-name="P9">addSum cin = cin ++ show (n `div` 10) ++ show (n `mod` 10)</text:p>
      <text:p text:style-name="P9">where n = sum $ map getDigit cin</text:p>
      <text:p text:style-name="Text_20_body"/>
      <text:p text:style-name="P12">-- Valida um checksum</text:p>
      <text:p text:style-name="P9">valid :: String -&gt; Bool</text:p>
      <text:p text:style-name="P9">valid cin = cin == addSum (take 8 cin)</text:p>
      <text:p text:style-name="P1"><text:line-break/><text:span text:style-name="T4">3.F)</text:span></text:p>
      <text:p text:style-name="P15"><text:span text:style-name="T5">sqrt' :: Double -&gt; Double -&gt; Double</text:span></text:p>
      <text:p text:style-name="P14"><text:span text:style-name="T1">sqrt' x guess</text:span></text:p>
      <text:p text:style-name="P14"><text:span text:style-name="T1"><text:s text:c="2"/>| guessIsGoodEnough = guess</text:span></text:p>
      <text:p text:style-name="P14"><text:span text:style-name="T1"><text:s text:c="2"/>| otherwise = sqrt' x improvedGuess</text:span></text:p>
      <text:p text:style-name="P14"><text:span text:style-name="T1"><text:s text:c="2"/>where</text:span></text:p>
      <text:p text:style-name="P14"><text:span text:style-name="T1"><text:s text:c="2"/></text:span><text:span text:style-name="T9">-- Testa a precisao do guess</text:span></text:p>
      <text:p text:style-name="P14"><text:span text:style-name="T1"><text:s text:c="2"/>precision = 0.00</text:span><text:span text:style-name="T3">00</text:span><text:span text:style-name="T1">1</text:span></text:p>
      <text:p text:style-name="P14"><text:span text:style-name="T1"><text:s text:c="2"/>guessIsGoodEnough = abs (guess * guess - x) &lt; precision * x</text:span></text:p>
      <text:p text:style-name="P14"><text:span text:style-name="T1"><text:s text:c="2"/></text:span><text:span text:style-name="T9">-- Melhora o nosso guess</text:span></text:p>
      <text:p text:style-name="P14"><text:span text:style-name="T1"><text:s text:c="2"/>improvedGuess = (guess + x / guess) / 2</text:span></text:p>
      <text:p text:style-name="Text_20_body"/>
      <text:p text:style-name="P2">Uma melhor tentativa (impovedGuess) é obter a média<text:span text:style-name="T1"> (guess + x / guess) / 2 e o erro relativo (precision * x) funciona melhor.</text:span></text:p>
      <text:p text:style-name="Text_20_body"><text:soft-page-break/></text:p>
      <text:p text:style-name="P5">4.A)</text:p>
      <text:p text:style-name="Text_20_body"/>
      <text:p text:style-name="P2">Quais são verdadeiras?</text:p>
      <text:p text:style-name="P9">[]:xs = xs</text:p>
      <text:p text:style-name="P9">[]:xs = [[],xs]</text:p>
      <text:p text:style-name="P9">xs:[] = xs</text:p>
      <text:p text:style-name="P9">xs:[] = [xs]</text:p>
      <text:p text:style-name="P9">xs:xs = [xs,xs]</text:p>
      <text:p text:style-name="P9">[[]] ++ xs = xs</text:p>
      <text:p text:style-name="P9">[[]] ++ xs = [[],xs]</text:p>
      <text:p text:style-name="P9">[[]] ++ [xs] = [[],xs]</text:p>
      <text:p text:style-name="P9">[xs] ++ [] = [xs]</text:p>
      <text:p text:style-name="Text_20_body"/>
      <text:p text:style-name="P3"><text:span text:style-name="T1">Testando no ambiente GHCI as alternativas </text:span><text:span text:style-name="T4">verdadeiras</text:span><text:span text:style-name="T7"> </text:span><text:span text:style-name="T1">são:</text:span></text:p>
      <text:p text:style-name="Text_20_body"/>
      <text:p text:style-name="P9">xs:[] = [xs]</text:p>
      <text:p text:style-name="P9">[[]] ++ [xs] = [[],xs]</text:p>
      <text:p text:style-name="P9">[xs] ++ [] = [xs]</text:p>
      <text:p text:style-name="Text_20_body"/>
      <text:p text:style-name="P14">Considerando o null como (== []), sua definição seria:</text:p>
      <text:p text:style-name="P14"/>
      <text:p text:style-name="P18">null :: Eq a =&gt; [a] -&gt; Bool</text:p>
      <text:p text:style-name="P17"/>
      <text:p text:style-name="P17">Porém essa definição é bastante restritiva e não funciona para todo tipo de lista (por exemplo, não funciona para lista de funções)</text:p>
      <text:p text:style-name="P3"/>
      <text:p text:style-name="P5">4.C)</text:p>
      <text:p text:style-name="Text_20_body"/>
      <text:p text:style-name="P18">disjoint :: Ord a =&gt; [a] -&gt; [a] -&gt; Bool</text:p>
      <text:p text:style-name="Standard">disjoit ax@(a:x) by@(b:y)</text:p>
      <text:p text:style-name="Standard"><text:s/>| a &lt; b = disjoint x by</text:p>
      <text:p text:style-name="Standard"><text:s/>| a &gt; b = disjoint ax y</text:p>
      <text:p text:style-name="Standard"><text:s/>| otherwise = False</text:p>
      <text:p text:style-name="Standard">disjoint _ _ = True</text:p>
      <text:p text:style-name="Text_20_body"/>
      <text:p text:style-name="P3"><text:span text:style-name="T4"/></text:p>
      <text:p text:style-name="P3"><text:span text:style-name="T4"/></text:p>
      <text:p text:style-name="P3"><text:soft-page-break/><text:span text:style-name="T4">4.F)</text:span></text:p>
      <text:p text:style-name="Text_20_body"/>
      <text:p text:style-name="P8">data List a = Nil | Snoc (List a) a</text:p>
      <text:p text:style-name="P11"/>
      <text:p text:style-name="P8">head' :: List a -&gt; a</text:p>
      <text:p text:style-name="P11">head' (Snoc Nil x) = x</text:p>
      <text:p text:style-name="P11">head' (Snoc xs x) = head' xs</text:p>
      <text:p text:style-name="P11"/>
      <text:p text:style-name="P8">last :: List a -&gt; a</text:p>
      <text:p text:style-name="P11">last (Snoc xs x) = x</text:p>
      <text:p text:style-name="P11"/>
      <text:p text:style-name="P8">toList :: [a] -&gt; List a</text:p>
      <text:p text:style-name="P11">toList = convert . reverse</text:p>
      <text:p text:style-name="P11">where convert [] = Nil</text:p>
      <text:p text:style-name="P11"><text:s text:c="6"/>convert (x:xs) = Snoc (convert xs) x</text:p>
      <text:p text:style-name="P11"/>
      <text:p text:style-name="P8">fromList :: List a -&gt; [a]</text:p>
      <text:p text:style-name="P11">fromList = reverse . convert</text:p>
      <text:p text:style-name="P11">where convert Nil = []</text:p>
      <text:p text:style-name="P11"><text:s text:c="6"/>convert (Snoc xs x) = x:convert xs</text:p>
      <text:p text:style-name="Text_20_body"/>
      <text:p text:style-name="P5">4.I)</text:p>
      <text:p text:style-name="Text_20_body"/>
      <text:p text:style-name="P7">map (f . g) xs = map f (map g xs)</text:p>
      <text:p text:style-name="P10"/>
      <text:p text:style-name="P10">Como o Haskell utiliza <text:span text:style-name="T11">a</text:span> avaliação preguiçosa então a ordem da avaliação da composição de funções não importa, como também não importa se a lista é finita ou infinita.</text:p>
      <text:p text:style-name="P10"/>
      <text:p text:style-name="P10">Porém o segundo lado da igualdade realiza um map desnecessário e gera uma lista intermediária <text:span text:style-name="T11">para ser usada n</text:span>o segundo map, enquanto o primeiro lado da igualdade <text:span text:style-name="T11">não gera lista intermediára, o que </text:span>otimiza a execução.</text:p>
      <text:p text:style-name="P10"/>
      <text:p text:style-name="P4"><text:span text:style-name="T2">Com base nisso, as alternativas corretas são: 3, 4, 5 e 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2:34:52.546393119</meta:creation-date>
    <dc:date>2018-04-02T23:26:23.756596591</dc:date>
    <meta:editing-duration>PT51M31S</meta:editing-duration>
    <meta:editing-cycles>9</meta:editing-cycles>
    <meta:generator>LibreOffice/5.0.2.2$Linux_X86_64 LibreOffice_project/00m0$Build-2</meta:generator>
    <meta:document-statistic meta:table-count="0" meta:image-count="0" meta:object-count="0" meta:page-count="4" meta:paragraph-count="96" meta:word-count="685" meta:character-count="3176" meta:non-whitespace-character-count="2554"/>
  </office:meta>
</office:document-meta>
</file>